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NewRoman" svg:font-family="TimesNewRoman, 'Times New Roman'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paragraph-properties fo:break-before="page"/>
      <style:text-properties officeooo:paragraph-rsid="00290fe1"/>
    </style:style>
    <style:style style:name="P4" style:family="paragraph" style:parent-style-name="Standard">
      <style:paragraph-properties fo:text-align="center" style:justify-single-word="false" style:text-autospace="none"/>
      <style:text-properties fo:font-size="13pt" officeooo:paragraph-rsid="000ddb2b" style:font-size-asian="13pt" style:font-size-complex="13pt"/>
    </style:style>
    <style:style style:name="P5" style:family="paragraph" style:parent-style-name="Standard">
      <style:paragraph-properties fo:text-align="justify" style:justify-single-word="false" style:text-autospace="none"/>
      <style:text-properties fo:font-size="13pt" officeooo:paragraph-rsid="000ddb2b" style:font-size-asian="13pt" style:font-size-complex="13pt" style:font-weight-complex="bold"/>
    </style:style>
    <style:style style:name="P6" style:family="paragraph" style:parent-style-name="Standard">
      <style:paragraph-properties fo:text-align="justify" style:justify-single-word="false" style:text-autospace="none"/>
      <style:text-properties fo:font-size="13pt" officeooo:paragraph-rsid="001b8893" style:font-size-asian="13pt" style:font-size-complex="13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font-size="13pt" officeooo:paragraph-rsid="000ddb2b" style:font-size-asian="13pt" style:font-size-complex="13pt" style:font-weight-complex="bold"/>
    </style:style>
    <style:style style:name="P8" style:family="paragraph" style:parent-style-name="Standard">
      <style:paragraph-properties fo:text-align="justify" style:justify-single-word="false" style:text-autospace="none"/>
      <style:text-properties fo:font-size="13pt" officeooo:paragraph-rsid="001b8893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officeooo:paragraph-rsid="000ddb2b" style:font-name-asian="Times New Roman"/>
    </style:style>
    <style:style style:name="P10" style:family="paragraph" style:parent-style-name="Standard">
      <style:paragraph-properties fo:text-align="center" style:justify-single-word="false"/>
      <style:text-properties officeooo:paragraph-rsid="001b8893" style:font-name-asian="Times New Roman"/>
    </style:style>
    <style:style style:name="P11" style:family="paragraph" style:parent-style-name="Standard">
      <style:paragraph-properties fo:text-align="center" style:justify-single-word="false" fo:break-before="page"/>
      <style:text-properties officeooo:paragraph-rsid="001b8893" style:font-name-asian="Times New Roman"/>
    </style:style>
    <style:style style:name="P12" style:family="paragraph" style:parent-style-name="Standard">
      <style:paragraph-properties fo:text-align="justify" style:justify-single-word="false" style:text-autospace="none"/>
      <style:text-properties fo:color="#000000" loext:opacity="100%" fo:font-size="13pt" officeooo:paragraph-rsid="001b8893" style:font-size-asian="13pt" style:font-size-complex="13pt"/>
    </style:style>
    <style:style style:name="P13" style:family="paragraph" style:parent-style-name="Standard">
      <style:paragraph-properties fo:text-align="justify" style:justify-single-word="false" style:text-autospace="none"/>
      <style:text-properties fo:color="#000000" loext:opacity="100%" fo:font-size="13pt" officeooo:paragraph-rsid="001b8893" style:font-size-asian="13pt" style:font-size-complex="13pt" style:font-weight-complex="bold"/>
    </style:style>
    <style:style style:name="P14" style:family="paragraph" style:parent-style-name="Standard">
      <style:paragraph-properties fo:margin-left="0mm" fo:margin-right="0mm" fo:text-indent="12.51mm" style:auto-text-indent="false" style:text-autospace="none"/>
      <style:text-properties fo:color="#000000" loext:opacity="100%" fo:font-size="13pt" officeooo:paragraph-rsid="000ddb2b" style:font-size-asian="13pt" style:font-size-complex="13pt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loext:opacity="100%" fo:font-size="13pt" officeooo:paragraph-rsid="000ddb2b" style:font-size-asian="13pt" style:font-size-complex="13pt"/>
    </style:style>
    <style:style style:name="P16" style:family="paragraph" style:parent-style-name="Standard">
      <style:paragraph-properties fo:margin-left="0mm" fo:margin-right="0mm" fo:text-align="center" style:justify-single-word="false" fo:text-indent="12.51mm" style:auto-text-indent="false" style:text-autospace="none"/>
      <style:text-properties fo:color="#000000" loext:opacity="100%" fo:font-size="13pt" fo:font-weight="bold" officeooo:paragraph-rsid="000ddb2b" style:font-size-asian="13pt" style:font-weight-asian="bold" style:font-size-complex="13pt"/>
    </style:style>
    <style:style style:name="P17" style:family="paragraph" style:parent-style-name="Standard">
      <style:paragraph-properties fo:margin-left="0mm" fo:margin-right="0mm" fo:text-align="center" style:justify-single-word="false" fo:text-indent="12.51mm" style:auto-text-indent="false" style:text-autospace="none"/>
      <style:text-properties fo:color="#000000" loext:opacity="100%" fo:font-weight="bold" officeooo:paragraph-rsid="000ddb2b" style:font-weight-asian="bold"/>
    </style:style>
    <style:style style:name="P18" style:family="paragraph" style:parent-style-name="Standard">
      <style:paragraph-properties fo:margin-left="0mm" fo:margin-right="0mm" fo:text-align="justify" style:justify-single-word="false" fo:text-indent="12.51mm" style:auto-text-indent="false" style:text-autospace="none"/>
      <style:text-properties fo:color="#000000" loext:opacity="100%" fo:font-weight="bold" officeooo:paragraph-rsid="000ddb2b" style:font-weight-asian="bold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loext:opacity="100%" fo:font-size="10pt" officeooo:paragraph-rsid="000ddb2b" style:font-size-asian="10pt" style:font-size-complex="10pt"/>
    </style:style>
    <style:style style:name="P20" style:family="paragraph" style:parent-style-name="Standard">
      <style:paragraph-properties fo:margin-left="0mm" fo:margin-right="0mm" fo:text-align="center" style:justify-single-word="false" fo:text-indent="12.51mm" style:auto-text-indent="false" style:text-autospace="none"/>
      <style:text-properties fo:color="#000000" loext:opacity="100%" fo:font-size="10pt" officeooo:paragraph-rsid="000ddb2b" style:font-size-asian="10pt" style:font-size-complex="10pt"/>
    </style:style>
    <style:style style:name="P21" style:family="paragraph" style:parent-style-name="Standard">
      <style:paragraph-properties fo:text-align="justify" style:justify-single-word="false" style:text-autospace="none"/>
      <style:text-properties fo:color="#000000" loext:opacity="100%" fo:font-size="10pt" officeooo:paragraph-rsid="001b8893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loext:opacity="100%" officeooo:paragraph-rsid="001b8893"/>
    </style:style>
    <style:style style:name="P23" style:family="paragraph" style:parent-style-name="Standard">
      <style:paragraph-properties fo:text-align="justify" style:justify-single-word="false" style:text-autospace="none"/>
      <style:text-properties fo:color="#000000" loext:opacity="100%" officeooo:paragraph-rsid="001b8893"/>
    </style:style>
    <style:style style:name="P24" style:family="paragraph" style:parent-style-name="Standard">
      <style:paragraph-properties fo:text-align="justify" style:justify-single-word="false" style:text-autospace="none"/>
      <style:text-properties fo:color="#000000" loext:opacity="100%" officeooo:paragraph-rsid="001b8893" style:font-size-complex="13pt"/>
    </style:style>
    <style:style style:name="P25" style:family="paragraph" style:parent-style-name="Standard" style:list-style-name="WW8Num2">
      <style:paragraph-properties fo:margin-left="6.35mm" fo:margin-right="0mm" fo:text-align="justify" style:justify-single-word="false" fo:text-indent="-6.35mm" style:auto-text-indent="false" style:text-autospace="none">
        <style:tab-stops>
          <style:tab-stop style:position="0mm"/>
          <style:tab-stop style:position="6.35mm"/>
        </style:tab-stops>
      </style:paragraph-properties>
      <style:text-properties fo:color="#000000" loext:opacity="100%" fo:font-size="14pt" officeooo:paragraph-rsid="001b8893" style:font-size-asian="14pt" style:font-size-complex="14pt"/>
    </style:style>
    <style:style style:name="P26" style:family="paragraph" style:parent-style-name="Standard">
      <style:paragraph-properties fo:text-align="justify" style:justify-single-word="false" style:text-autospace="none"/>
      <style:text-properties officeooo:paragraph-rsid="000ddb2b"/>
    </style:style>
    <style:style style:name="P27" style:family="paragraph" style:parent-style-name="Standard">
      <style:paragraph-properties fo:text-align="justify" style:justify-single-word="false" style:text-autospace="none"/>
      <style:text-properties officeooo:paragraph-rsid="001b8893"/>
    </style:style>
    <style:style style:name="P28" style:family="paragraph" style:parent-style-name="Standard">
      <style:paragraph-properties fo:text-align="justify" style:justify-single-word="false" style:text-autospace="none"/>
      <style:text-properties officeooo:paragraph-rsid="002344b0"/>
    </style:style>
    <style:style style:name="P29" style:family="paragraph" style:parent-style-name="Standard">
      <style:paragraph-properties fo:text-align="justify" style:justify-single-word="false"/>
      <style:text-properties officeooo:paragraph-rsid="002b01b9"/>
    </style:style>
    <style:style style:name="P30" style:family="paragraph" style:parent-style-name="Standard">
      <style:paragraph-properties fo:text-align="start" style:justify-single-word="false" style:text-autospace="none"/>
      <style:text-properties officeooo:paragraph-rsid="0015fe79"/>
    </style:style>
    <style:style style:name="P31" style:family="paragraph" style:parent-style-name="Standard">
      <style:paragraph-properties fo:text-align="center" style:justify-single-word="false" style:text-autospace="none"/>
      <style:text-properties officeooo:paragraph-rsid="001b8893"/>
    </style:style>
    <style:style style:name="P32" style:family="paragraph" style:parent-style-name="Standard">
      <style:paragraph-properties fo:text-align="center" style:justify-single-word="false" fo:break-before="page"/>
      <style:text-properties officeooo:paragraph-rsid="001b8893"/>
    </style:style>
    <style:style style:name="P33" style:family="paragraph" style:parent-style-name="Standard">
      <style:paragraph-properties fo:text-align="justify" style:justify-single-word="false" style:text-autospace="none"/>
      <style:text-properties style:font-name="TimesNewRoman" fo:font-size="13pt" fo:font-style="italic" officeooo:paragraph-rsid="001b8893" style:font-size-asian="13pt" style:font-style-asian="italic" style:font-name-complex="TimesNewRoman" style:font-size-complex="13pt"/>
    </style:style>
    <style:style style:name="P34" style:family="paragraph" style:parent-style-name="Standard">
      <style:paragraph-properties fo:text-align="justify" style:justify-single-word="false" style:text-autospace="none"/>
      <style:text-properties fo:color="#ff0000" loext:opacity="100%" officeooo:paragraph-rsid="001b8893"/>
    </style:style>
    <style:style style:name="P35" style:family="paragraph" style:parent-style-name="Standard">
      <style:paragraph-properties fo:margin-left="0mm" fo:margin-right="0mm" fo:text-align="justify" style:justify-single-word="false" fo:text-indent="12.51mm" style:auto-text-indent="false" style:text-autospace="none"/>
      <style:text-properties fo:font-size="10pt" officeooo:paragraph-rsid="001b8893" style:font-size-asian="10pt" style:font-size-complex="10pt"/>
    </style:style>
    <style:style style:name="P36" style:family="paragraph" style:parent-style-name="Text_20_body">
      <style:paragraph-properties>
        <style:tab-stops>
          <style:tab-stop style:position="29.49mm"/>
        </style:tab-stops>
      </style:paragraph-properties>
      <style:text-properties fo:color="#000000" loext:opacity="100%" fo:font-size="13pt" officeooo:paragraph-rsid="000ddb2b" style:font-size-asian="13pt" style:font-size-complex="13pt"/>
    </style:style>
    <style:style style:name="P37" style:family="paragraph" style:parent-style-name="Text_20_body">
      <style:paragraph-properties>
        <style:tab-stops>
          <style:tab-stop style:position="29.49mm"/>
        </style:tab-stops>
      </style:paragraph-properties>
      <style:text-properties officeooo:paragraph-rsid="000ddb2b"/>
    </style:style>
    <style:style style:name="P38" style:family="paragraph" style:parent-style-name="Text_20_body">
      <style:paragraph-properties>
        <style:tab-stops>
          <style:tab-stop style:position="0mm"/>
          <style:tab-stop style:position="29.49mm"/>
        </style:tab-stops>
      </style:paragraph-properties>
      <style:text-properties fo:font-size="13pt" officeooo:paragraph-rsid="000ddb2b" style:font-size-asian="13pt" style:font-size-complex="13pt" style:font-weight-complex="bold"/>
    </style:style>
    <style:style style:name="P39" style:family="paragraph" style:parent-style-name="Text_20_body">
      <style:paragraph-properties fo:text-align="end" style:justify-single-word="false"/>
      <style:text-properties fo:font-size="13pt" officeooo:paragraph-rsid="000ddb2b" style:font-size-asian="13pt" style:font-size-complex="13pt" style:font-weight-complex="bold"/>
    </style:style>
    <style:style style:name="P40" style:family="paragraph" style:parent-style-name="Text_20_body">
      <style:text-properties fo:font-size="13pt" officeooo:paragraph-rsid="000ddb2b" style:font-size-asian="13pt" style:font-size-complex="13pt" style:font-weight-complex="bold"/>
    </style:style>
    <style:style style:name="P41" style:family="paragraph" style:parent-style-name="Text_20_body">
      <style:paragraph-properties fo:margin-left="0mm" fo:margin-right="0mm" fo:text-indent="12.49mm" style:auto-text-indent="false"/>
      <style:text-properties fo:font-size="13pt" officeooo:paragraph-rsid="000ddb2b" style:font-size-asian="13pt" style:font-size-complex="13pt" style:font-weight-complex="bold"/>
    </style:style>
    <style:style style:name="P42" style:family="paragraph" style:parent-style-name="Text_20_body">
      <style:paragraph-properties fo:text-align="end" style:justify-single-word="false"/>
      <style:text-properties fo:font-size="13pt" officeooo:paragraph-rsid="000ddb2b" style:font-size-asian="13pt" style:font-size-complex="13pt"/>
    </style:style>
    <style:style style:name="P43" style:family="paragraph" style:parent-style-name="Text_20_body">
      <style:paragraph-properties fo:text-align="center" style:justify-single-word="false"/>
      <style:text-properties fo:font-size="13pt" fo:font-weight="bold" officeooo:paragraph-rsid="001b8893" style:font-size-asian="13pt" style:font-weight-asian="bold" style:font-size-complex="13pt" style:font-weight-complex="bold"/>
    </style:style>
    <style:style style:name="P44" style:family="paragraph" style:parent-style-name="Text_20_body">
      <style:paragraph-properties>
        <style:tab-stops>
          <style:tab-stop style:position="29.49mm"/>
        </style:tab-stops>
      </style:paragraph-properties>
      <style:text-properties officeooo:paragraph-rsid="000fb5fc"/>
    </style:style>
    <style:style style:name="P45" style:family="paragraph" style:parent-style-name="Text_20_body">
      <style:paragraph-properties>
        <style:tab-stops>
          <style:tab-stop style:position="0mm"/>
          <style:tab-stop style:position="29.49mm"/>
        </style:tab-stops>
      </style:paragraph-properties>
      <style:text-properties officeooo:paragraph-rsid="0019215d"/>
    </style:style>
    <style:style style:name="P46" style:family="paragraph" style:parent-style-name="Text_20_body">
      <style:text-properties officeooo:paragraph-rsid="001b8893" style:font-name-asian="Times New Roman"/>
    </style:style>
    <style:style style:name="P47" style:family="paragraph" style:parent-style-name="Text_20_body">
      <style:paragraph-properties fo:text-align="center" style:justify-single-word="false"/>
      <style:text-properties officeooo:paragraph-rsid="001b8893"/>
    </style:style>
    <style:style style:name="P48" style:family="paragraph" style:parent-style-name="Text_20_body">
      <style:text-properties officeooo:paragraph-rsid="001b8893"/>
    </style:style>
    <style:style style:name="P49" style:family="paragraph" style:parent-style-name="Text_20_body">
      <style:paragraph-properties fo:margin-top="1.99mm" fo:margin-bottom="0mm" style:contextual-spacing="false"/>
      <style:text-properties officeooo:paragraph-rsid="001b8893"/>
    </style:style>
    <style:style style:name="P50" style:family="paragraph" style:parent-style-name="Text_20_body">
      <style:text-properties officeooo:paragraph-rsid="00290fe1"/>
    </style:style>
    <style:style style:name="P51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style:font-name="Times New Roman" fo:font-size="13pt" officeooo:paragraph-rsid="001b8893" style:font-size-asian="13pt" style:font-name-complex="Times New Roman" style:font-size-complex="13pt"/>
    </style:style>
    <style:style style:name="P52" style:family="paragraph" style:parent-style-name="Text_20_body_20_indent">
      <style:paragraph-properties fo:margin-left="92.41mm" fo:margin-right="0mm" fo:margin-top="0mm" fo:margin-bottom="0mm" style:contextual-spacing="false" fo:line-height="100%" fo:text-indent="0mm" style:auto-text-indent="false"/>
      <style:text-properties style:font-name="Times New Roman" fo:font-size="13pt" officeooo:paragraph-rsid="001b8893" style:font-size-asian="13pt" style:font-name-complex="Times New Roman" style:font-size-complex="13pt"/>
    </style:style>
    <style:style style:name="P53" style:family="paragraph" style:parent-style-name="Text_20_body_20_indent">
      <style:paragraph-properties fo:margin-left="0mm" fo:margin-right="0mm" fo:margin-top="0mm" fo:margin-bottom="0mm" style:contextual-spacing="false" fo:line-height="100%" fo:text-align="end" style:justify-single-word="false" fo:text-indent="0mm" style:auto-text-indent="false"/>
      <style:text-properties style:font-name="Times New Roman" officeooo:paragraph-rsid="001b8893" style:font-name-complex="Times New Roman" style:font-size-complex="12pt"/>
    </style:style>
    <style:style style:name="P54" style:family="paragraph" style:parent-style-name="Text_20_body_20_indent">
      <style:paragraph-properties fo:margin-left="0mm" fo:margin-right="0mm" fo:margin-top="0mm" fo:margin-bottom="0mm" style:contextual-spacing="false" fo:line-height="100%" fo:text-align="start" style:justify-single-word="false" fo:text-indent="0mm" style:auto-text-indent="false" fo:break-before="page"/>
      <style:text-properties style:font-name="Times New Roman" officeooo:rsid="00290fe1" officeooo:paragraph-rsid="00290fe1" style:font-name-complex="Times New Roman" style:font-size-complex="12pt"/>
    </style:style>
    <style:style style:name="P55" style:family="paragraph" style:parent-style-name="Text_20_body_20_indent">
      <style:paragraph-properties fo:margin-left="0mm" fo:margin-right="0mm" fo:margin-top="0mm" fo:margin-bottom="0mm" style:contextual-spacing="false" fo:line-height="100%" fo:text-align="start" style:justify-single-word="false" fo:text-indent="0mm" style:auto-text-indent="false"/>
      <style:text-properties style:font-name="Times New Roman" officeooo:rsid="00290fe1" officeooo:paragraph-rsid="00290fe1" style:font-name-complex="Times New Roman" style:font-size-complex="12pt"/>
    </style:style>
    <style:style style:name="P56" style:family="paragraph" style:parent-style-name="Text_20_body_20_indent">
      <style:paragraph-properties fo:margin-left="0mm" fo:margin-right="0mm" fo:margin-top="1.99mm" fo:margin-bottom="0mm" style:contextual-spacing="false" fo:line-height="100%" fo:text-indent="0mm" style:auto-text-indent="false"/>
      <style:text-properties style:font-name="Times New Roman" officeooo:paragraph-rsid="001b8893" style:font-name-complex="Times New Roman"/>
    </style:style>
    <style:style style:name="P57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style:font-name="Times New Roman" officeooo:paragraph-rsid="001b8893" style:font-name-complex="Times New Roman"/>
    </style:style>
    <style:style style:name="P58" style:family="paragraph" style:parent-style-name="Text_20_body_20_indent">
      <style:paragraph-properties fo:margin-left="0mm" fo:margin-right="0mm" fo:margin-top="0mm" fo:margin-bottom="0mm" style:contextual-spacing="false" fo:line-height="100%" fo:text-indent="12.49mm" style:auto-text-indent="false"/>
      <style:text-properties style:font-name="Times New Roman" fo:font-size="8pt" officeooo:paragraph-rsid="001b8893" style:font-size-asian="8pt" style:font-name-complex="Times New Roman" style:font-size-complex="8pt"/>
    </style:style>
    <style:style style:name="P59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style:font-name="Times New Roman" fo:font-size="8pt" officeooo:paragraph-rsid="001b8893" style:font-size-asian="8pt" style:font-name-complex="Times New Roman" style:font-size-complex="8pt"/>
    </style:style>
    <style:style style:name="P60" style:family="paragraph" style:parent-style-name="Text_20_body_20_indent">
      <style:paragraph-properties fo:margin-left="0mm" fo:margin-right="0mm" fo:margin-top="0mm" fo:margin-bottom="0mm" style:contextual-spacing="false" fo:line-height="100%" fo:text-align="end" style:justify-single-word="false" fo:text-indent="0mm" style:auto-text-indent="false"/>
      <style:text-properties style:font-name="Times New Roman" fo:font-size="12pt" officeooo:paragraph-rsid="001b8893" style:font-name-asian="Times New Roman" style:font-size-asian="12pt" style:font-name-complex="Times New Roman" style:font-size-complex="12pt"/>
    </style:style>
    <style:style style:name="P61" style:family="paragraph" style:parent-style-name="Text_20_body_20_indent">
      <style:paragraph-properties fo:margin-left="24.98mm" fo:margin-right="0mm" fo:margin-top="0mm" fo:margin-bottom="0mm" style:contextual-spacing="false" fo:line-height="100%" fo:text-indent="0mm" style:auto-text-indent="false">
        <style:tab-stops>
          <style:tab-stop style:position="95.02mm"/>
        </style:tab-stops>
      </style:paragraph-properties>
      <style:text-properties style:font-name="Times New Roman" fo:font-size="10pt" officeooo:paragraph-rsid="001b8893" style:font-size-asian="10pt" style:font-name-complex="Times New Roman" style:font-size-complex="10pt"/>
    </style:style>
    <style:style style:name="P62" style:family="paragraph" style:parent-style-name="Text_20_body_20_indent">
      <style:paragraph-properties fo:margin-left="0mm" fo:margin-right="0mm" fo:margin-top="0mm" fo:margin-bottom="0mm" style:contextual-spacing="false" fo:line-height="100%" fo:text-align="end" style:justify-single-word="false" fo:text-indent="0mm" style:auto-text-indent="false">
        <style:tab-stops>
          <style:tab-stop style:position="84.24mm"/>
          <style:tab-stop style:position="97.53mm"/>
        </style:tab-stops>
      </style:paragraph-properties>
      <style:text-properties officeooo:paragraph-rsid="001b8893"/>
    </style:style>
    <style:style style:name="P63" style:family="paragraph" style:parent-style-name="Text_20_body_20_indent">
      <style:paragraph-properties fo:margin-left="0mm" fo:margin-right="0mm" fo:margin-top="0mm" fo:margin-bottom="0mm" style:contextual-spacing="false" fo:line-height="100%" fo:text-indent="7.5mm" style:auto-text-indent="false"/>
      <style:text-properties officeooo:paragraph-rsid="001b8893"/>
    </style:style>
    <style:style style:name="P64" style:family="paragraph" style:parent-style-name="Text_20_body_20_indent">
      <style:paragraph-properties fo:margin-left="0mm" fo:margin-right="0mm" fo:margin-top="0mm" fo:margin-bottom="0mm" style:contextual-spacing="false" fo:line-height="100%" fo:text-indent="0mm" style:auto-text-indent="false"/>
      <style:text-properties officeooo:paragraph-rsid="001b8893"/>
    </style:style>
    <style:style style:name="T1" style:family="text">
      <style:text-properties style:font-name-asian="Times New Roman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13pt" style:font-size-asian="13pt" style:font-size-complex="13pt"/>
    </style:style>
    <style:style style:name="T4" style:family="text">
      <style:text-properties fo:color="#000000" loext:opacity="100%" fo:font-size="13pt" fo:font-weight="bold" style:font-size-asian="13pt" style:font-weight-asian="bold" style:font-size-complex="13pt"/>
    </style:style>
    <style:style style:name="T5" style:family="text"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000000" loext:opacity="100%" fo:font-size="13pt" style:text-underline-style="solid" style:text-underline-width="auto" style:text-underline-color="font-color" style:font-size-asian="13pt" style:font-size-complex="13pt"/>
    </style:style>
    <style:style style:name="T7" style:family="text">
      <style:text-properties fo:color="#000000" loext:opacity="100%" fo:font-size="13pt" style:text-underline-style="solid" style:text-underline-width="auto" style:text-underline-color="font-color" officeooo:rsid="000ddb2b" style:font-size-asian="13pt" style:font-size-complex="13pt"/>
    </style:style>
    <style:style style:name="T8" style:family="text">
      <style:text-properties fo:color="#000000" loext:opacity="100%" fo:font-size="13pt" style:text-underline-style="solid" style:text-underline-width="auto" style:text-underline-color="font-color" officeooo:rsid="0010e14c" style:font-size-asian="13pt" style:font-size-complex="13pt"/>
    </style:style>
    <style:style style:name="T9" style:family="text">
      <style:text-properties fo:color="#000000" loext:opacity="100%" fo:font-size="10pt" style:font-size-asian="10pt" style:font-size-complex="10pt"/>
    </style:style>
    <style:style style:name="T10" style:family="text">
      <style:text-properties fo:color="#000000" loext:opacity="100%" style:text-underline-style="solid" style:text-underline-width="auto" style:text-underline-color="font-color"/>
    </style:style>
    <style:style style:name="T11" style:family="text">
      <style:text-properties fo:color="#000000" loext:opacity="100%" style:text-underline-style="solid" style:text-underline-width="auto" style:text-underline-color="font-color" officeooo:rsid="001c69c0"/>
    </style:style>
    <style:style style:name="T12" style:family="text">
      <style:text-properties fo:color="#000000" loext:opacity="100%" style:font-size-complex="13pt"/>
    </style:style>
    <style:style style:name="T13" style:family="text">
      <style:text-properties fo:color="#000000" loext:opacity="100%" fo:font-size="14pt" style:font-size-asian="14pt" style:font-size-complex="14pt"/>
    </style:style>
    <style:style style:name="T14" style:family="text">
      <style:text-properties fo:color="#000000" loext:opacity="100%" officeooo:rsid="001c69c0"/>
    </style:style>
    <style:style style:name="T15" style:family="text">
      <style:text-properties fo:color="#ff0000" loext:opacity="100%"/>
    </style:style>
    <style:style style:name="T16" style:family="text">
      <style:text-properties fo:color="#ff0000" loext:opacity="100%" fo:font-size="13pt" style:text-underline-style="solid" style:text-underline-width="auto" style:text-underline-color="font-color" style:font-size-asian="13pt" style:font-size-complex="13pt"/>
    </style:style>
    <style:style style:name="T17" style:family="text">
      <style:text-properties fo:color="#ff0000" loext:opacity="100%" style:text-underline-style="solid" style:text-underline-width="auto" style:text-underline-color="font-color"/>
    </style:style>
    <style:style style:name="T18" style:family="text">
      <style:text-properties fo:color="#ff0000" loext:opacity="100%" style:text-underline-style="solid" style:text-underline-width="auto" style:text-underline-color="font-color" officeooo:rsid="0022533f"/>
    </style:style>
    <style:style style:name="T19" style:family="text">
      <style:text-properties fo:color="#ff0000" loext:opacity="100%" fo:language="en" fo:country="US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3pt" style:font-size-asian="13pt" style:font-size-complex="13pt" style:font-weight-complex="bold"/>
    </style:style>
    <style:style style:name="T22" style:family="text">
      <style:text-properties fo:font-size="13pt" officeooo:rsid="0017462c" style:font-size-asian="13pt" style:font-size-complex="13pt" style:font-weight-complex="bold"/>
    </style:style>
    <style:style style:name="T23" style:family="text">
      <style:text-properties fo:font-size="13pt" officeooo:rsid="001765e1" style:font-size-asian="13pt" style:font-size-complex="13pt" style:font-weight-complex="bold"/>
    </style:style>
    <style:style style:name="T24" style:family="text">
      <style:text-properties fo:font-size="13pt" officeooo:rsid="002684dc" style:font-size-asian="13pt" style:font-size-complex="13pt"/>
    </style:style>
    <style:style style:name="T25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26" style:family="text">
      <style:text-properties fo:font-size="13pt" style:text-underline-style="solid" style:text-underline-width="auto" style:text-underline-color="font-color" style:font-size-asian="13pt" style:font-size-complex="13pt" style:font-weight-complex="bold"/>
    </style:style>
    <style:style style:name="T27" style:family="text">
      <style:text-properties fo:font-size="13pt" style:text-underline-style="solid" style:text-underline-width="auto" style:text-underline-color="font-color" officeooo:rsid="0010e14c" style:font-size-asian="13pt" style:font-size-complex="13pt" style:font-weight-complex="bold"/>
    </style:style>
    <style:style style:name="T28" style:family="text">
      <style:text-properties fo:font-size="13pt" style:text-underline-style="solid" style:text-underline-width="auto" style:text-underline-color="font-color" officeooo:rsid="0019215d" style:font-size-asian="13pt" style:font-size-complex="13pt" style:font-weight-complex="bold"/>
    </style:style>
    <style:style style:name="T29" style:family="text">
      <style:text-properties fo:font-size="13pt" style:text-underline-style="solid" style:text-underline-width="auto" style:text-underline-color="font-color" officeooo:rsid="002684dc" style:font-size-asian="13pt" style:font-size-complex="13pt"/>
    </style:style>
    <style:style style:name="T30" style:family="text">
      <style:text-properties fo:font-size="13pt" style:font-name-asian="Times New Roman" style:font-size-asian="13pt" style:font-size-complex="13pt"/>
    </style:style>
    <style:style style:name="T31" style:family="text">
      <style:text-properties style:use-window-font-color="true" loext:opacity="0%"/>
    </style:style>
    <style:style style:name="T32" style:family="text">
      <style:text-properties style:use-window-font-color="true" loext:opacity="0%" fo:font-size="13pt" style:text-underline-style="solid" style:text-underline-width="auto" style:text-underline-color="font-color" style:font-size-asian="13pt" style:font-size-complex="13pt"/>
    </style:style>
    <style:style style:name="T33" style:family="text">
      <style:text-properties style:use-window-font-color="true" loext:opacity="0%" fo:font-size="13pt" style:text-underline-style="solid" style:text-underline-width="auto" style:text-underline-color="font-color" officeooo:rsid="000ddb2b" style:font-size-asian="13pt" style:font-size-complex="13pt"/>
    </style:style>
    <style:style style:name="T34" style:family="text">
      <style:text-properties style:use-window-font-color="true" loext:opacity="0%" fo:font-size="13pt" style:font-size-asian="13pt" style:font-size-complex="13pt"/>
    </style:style>
    <style:style style:name="T35" style:family="text">
      <style:text-properties style:use-window-font-color="true" loext:opacity="0%" style:text-underline-style="solid" style:text-underline-width="auto" style:text-underline-color="font-color"/>
    </style:style>
    <style:style style:name="T36" style:family="text">
      <style:text-properties style:use-window-font-color="true" loext:opacity="0%" style:text-underline-style="solid" style:text-underline-width="auto" style:text-underline-color="font-color" officeooo:rsid="001c4f66"/>
    </style:style>
    <style:style style:name="T37" style:family="text">
      <style:text-properties style:use-window-font-color="true" loext:opacity="0%" style:text-underline-style="solid" style:text-underline-width="auto" style:text-underline-color="font-color" officeooo:rsid="0022533f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font-weight-complex="bold"/>
    </style:style>
    <style:style style:name="T40" style:family="text">
      <style:text-properties officeooo:rsid="001b3a98"/>
    </style:style>
    <style:style style:name="T41" style:family="text">
      <style:text-properties fo:font-size="8pt" style:font-size-asian="8pt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fo:font-weight="bold" style:font-weight-asian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font-name="TimesNewRoman" fo:font-size="13pt" fo:font-style="italic" style:font-size-asian="13pt" style:font-style-asian="italic" style:font-name-complex="TimesNewRoman" style:font-size-complex="13pt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8" style:family="text">
      <style:text-properties style:font-name="Times New Roman" fo:font-size="10pt" style:font-size-asian="10pt" style:font-name-complex="Times New Roman" style:font-size-complex="10pt"/>
    </style:style>
    <style:style style:name="T49" style:family="text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T50" style:family="text">
      <style:text-properties style:font-name="Times New Roman" fo:font-size="13pt" style:font-size-asian="13pt" style:font-name-complex="Times New Roman" style:font-size-complex="13pt"/>
    </style:style>
    <style:style style:name="T51" style:family="text"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T52" style:family="text">
      <style:text-properties style:font-name="Times New Roman" fo:font-size="12pt" style:font-size-asian="12pt" style:font-name-complex="Times New Roman" style:font-size-complex="12pt"/>
    </style:style>
    <style:style style:name="T53" style:family="text">
      <style:text-properties style:font-name="Times New Roman" style:font-name-complex="Times New Roman"/>
    </style:style>
    <style:style style:name="T54" style:family="text">
      <style:text-properties fo:font-size="9pt" style:font-size-asian="9pt" style:font-size-complex="9pt"/>
    </style:style>
    <style:style style:name="T55" style:family="text">
      <style:text-properties fo:font-size="14pt" fo:font-weight="bold" style:font-size-asian="14pt" style:font-weight-asian="bold" style:font-size-complex="14pt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НАУКИ И ВЫСШЕГО ОБРАЗОВАНИЯ РОССИЙСКОЙ ФЕДЕРАЦИИ<text:span text:style-name="T20"/></text:p>
      <text:p text:style-name="P9">федеральное государственное бюджетное образовательное учреждение <text:line-break/>высшего образования<text:span text:style-name="T20"/></text:p>
      <text:p text:style-name="P9">«УЛЬЯНОВСКИЙ ГОСУДАРСТВЕННЫЙ ТЕХНИЧЕСКИЙ УНИВЕРСИТЕТ»<text:span text:style-name="T20"/></text:p>
      <text:p text:style-name="P9"/>
      <text:p text:style-name="P15">Факультет информационны систем и технологий<text:span text:style-name="T20"/></text:p>
      <text:p text:style-name="P7">Кафедра Информационные системы<text:span text:style-name="T20"/></text:p>
      <text:p text:style-name="P7">Дисциплина Проектирование информационных систем<text:span text:style-name="T20"/></text:p>
      <text:p text:style-name="P18"/>
      <text:p text:style-name="P17"/>
      <text:p text:style-name="P17"/>
      <text:p text:style-name="P17"/>
      <text:p text:style-name="P17"/>
      <text:p text:style-name="P16">КУРСОВОЙ ПРОЕКТ <text:span text:style-name="T20"/></text:p>
      <text:p text:style-name="P30"><text:span text:style-name="T6">Тема____</text:span><text:span text:style-name="T7">Проектирование системы учета работы отдела снабжения <text:s text:c="34"/></text:span><text:span text:style-name="T20"/></text:p>
      <text:p text:style-name="P30"><text:span text:style-name="T7"><text:s text:c="17"/><text:tab/><text:tab/><text:tab/><text:tab/><text:tab/><text:tab/><text:tab/><text:tab/><text:tab/><text:tab/><text:tab/><text:tab/> <text:s text:c="8"/></text:span><text:span text:style-name="T20"/></text:p>
      <text:p text:style-name="P36"/>
      <text:p text:style-name="P44"><text:span text:style-name="T21">Выполнил студент <text:s text:c="5"/></text:span><text:span text:style-name="T20">__________________________ <text:s text:c="3"/><text:tab/>/____</text:span><text:span text:style-name="T33">Нгуен Х.А.</text:span><text:span text:style-name="T20">____________/</text:span><text:span text:style-name="T20"/></text:p>
      <text:p text:style-name="P37"><text:span text:style-name="T20"><text:tab/><text:tab/><text:tab/> <text:s text:c="12"/></text:span>подпись <text:s text:c="8"/><text:tab/><text:tab/><text:tab/>инициалы, фамилия<text:tab/><text:tab/><text:tab/><text:span text:style-name="T20"/></text:p>
      <text:p text:style-name="P38"/>
      <text:p text:style-name="P45"><text:span text:style-name="T21">Кур</text:span><text:span text:style-name="T23">с ____ четвёртый</text:span><text:span text:style-name="T21">________________<text:tab/>Группа___</text:span><text:span text:style-name="T22">Ц</text:span><text:span text:style-name="T26">ИС</text:span><text:span text:style-name="T27">Т</text:span><text:span text:style-name="T26">б</text:span><text:span text:style-name="T27">в</text:span><text:span text:style-name="T26">-</text:span><text:span text:style-name="T27">4</text:span><text:span text:style-name="T26">1</text:span><text:span text:style-name="T21">__________________<text:tab/></text:span><text:span text:style-name="T20"/></text:p>
      <text:p text:style-name="P5"/>
      <text:p text:style-name="P26"><text:span text:style-name="T21">Направление/специальность_</text:span><text:span text:style-name="T26">09.03.0</text:span><text:span text:style-name="T27">2</text:span><text:span text:style-name="T26"> </text:span><text:span text:style-name="T28">Информационные системы и технологии</text:span><text:span text:style-name="T26"> <text:s text:c="14"/></text:span><text:span text:style-name="T20"/></text:p>
      <text:p text:style-name="P5"/>
      <text:p text:style-name="P26"><text:span text:style-name="T3">Руководитель _______</text:span><text:span text:style-name="T6">преподаватель</text:span><text:span text:style-name="T3">_____________________________________</text:span><text:span text:style-name="T6"> <text:s text:c="13"/></text:span><text:span text:style-name="T20"/></text:p>
      <text:p text:style-name="P19">должность, ученая степень, ученое звание<text:span text:style-name="T20"/></text:p>
      <text:p text:style-name="P26"><text:span text:style-name="T8"><text:tab/><text:tab/><text:tab/><text:tab/><text:tab/>Романов Антон Андреевич</text:span><text:span text:style-name="T3">______________</text:span><text:span text:style-name="T6"><text:tab/><text:tab/> <text:s text:c="8"/></text:span><text:span text:style-name="T20"/></text:p>
      <text:p text:style-name="P20">фамилия, имя, отчество<text:span text:style-name="T20"/></text:p>
      <text:p text:style-name="P14"/>
      <text:p text:style-name="P40"><text:tab/><text:tab/><text:tab/><text:tab/><text:tab/><text:tab/><text:tab/> <text:s text:c="18"/>Дата сдачи:<text:span text:style-name="T20"/></text:p>
      <text:p text:style-name="P39"><text:tab/><text:tab/><text:tab/><text:tab/><text:tab/><text:tab/><text:tab/>«____»_________________20____г.<text:span text:style-name="T20"/></text:p>
      <text:p text:style-name="P39"/>
      <text:p text:style-name="P41"><text:span text:style-name="T1"><text:s text:c="24"/></text:span><text:tab/><text:tab/><text:tab/><text:tab/> <text:s text:c="18"/>Дата защиты:<text:span text:style-name="T20"/></text:p>
      <text:p text:style-name="P39"><text:tab/><text:tab/><text:tab/><text:tab/><text:tab/><text:tab/><text:tab/> «____»________________20____г.<text:span text:style-name="T20"/></text:p>
      <text:p text:style-name="P40"><text:tab/><text:tab/><text:tab/><text:tab/><text:tab/><text:tab/><text:tab/> <text:s text:c="10"/><text:span text:style-name="T20"/></text:p>
      <text:p text:style-name="P42"><text:span text:style-name="T39">Оценка: ______________________</text:span><text:span text:style-name="T20"/></text:p>
      <text:p text:style-name="P4">Ульяновск<text:span text:style-name="T20"/></text:p>
      <text:p text:style-name="P4">20<text:span text:style-name="T40">23</text:span> г.<text:span text:style-name="T20"/></text:p>
      <text:p text:style-name="P32"><text:span text:style-name="T1">МИНИСТЕРСТВО НАУКИ И ВЫСШЕГО ОБРАЗОВАНИЯ РОССИЙСКОЙ ФЕДЕРАЦИИ</text:span><text:span text:style-name="T20"/></text:p>
      <text:p text:style-name="P10">федеральное государственное бюджетное образовательное учреждение <text:line-break/>высшего образования<text:span text:style-name="T20"/></text:p>
      <text:p text:style-name="P10">«УЛЬЯНОВСКИЙ ГОСУДАРСТВЕННЫЙ ТЕХНИЧЕСКИЙ УНИВЕРСИТЕТ»<text:span text:style-name="T20"/></text:p>
      <text:p text:style-name="P10"/>
      <text:p text:style-name="P12">Факультет информационны систем и технологий<text:span text:style-name="T20"/></text:p>
      <text:p text:style-name="P6">Кафедра Информационные системы<text:span text:style-name="T20"/></text:p>
      <text:p text:style-name="P13">Дисциплина Проектирование информационных систем<text:span text:style-name="T20"/></text:p>
      <text:p text:style-name="P22"/>
      <text:p text:style-name="P31"><text:span text:style-name="T4">ЗАДАНИЕ НА КУРСОВОЙ <text:s/>ПРОЕКТ</text:span><text:span text:style-name="T45"> </text:span><text:span text:style-name="T20"/></text:p>
      <text:p text:style-name="P33"/>
      <text:p text:style-name="P27"><text:span text:style-name="T3">студенту <text:s text:c="4"/></text:span><text:span text:style-name="T2">__</text:span><text:span text:style-name="T14">Ц</text:span><text:span text:style-name="T10">ИС</text:span><text:span text:style-name="T11">Т</text:span><text:span text:style-name="T10">б</text:span><text:span text:style-name="T11">в</text:span><text:span text:style-name="T10">-</text:span><text:span text:style-name="T11">4</text:span><text:span text:style-name="T10">1</text:span><text:span text:style-name="T2">______ <text:s text:c="5"/></text:span><text:span text:style-name="T10">_________ <text:s text:c="14"/></text:span><text:span text:style-name="T36">Нгуен Х.А.</text:span><text:span text:style-name="T2">_________________________</text:span><text:span text:style-name="T20"/></text:p>
      <text:p text:style-name="P21"><text:span text:style-name="T1"><text:s text:c="36"/></text:span>группа<text:tab/><text:tab/><text:tab/><text:tab/> <text:s text:c="12"/>фамилия, <text:s/>инициалы <text:span text:style-name="T20"/></text:p>
      <text:p text:style-name="P28"><text:span text:style-name="T5">Тема проекта</text:span><text:span text:style-name="T3"> </text:span><text:span text:style-name="T2">____</text:span><text:span text:style-name="T7">Проектирование системы учета работы отдела снабжения <text:s text:c="20"/></text:span><text:span text:style-name="T20"/></text:p>
      <text:p text:style-name="P23">___________________________________________________________________________________<text:span text:style-name="T20"/></text:p>
      <text:p text:style-name="P27"><text:span text:style-name="T5">Срок сдачи законченного проекта</text:span><text:span text:style-name="T3"> «26» декабря 2019 г.</text:span><text:span text:style-name="T20"/></text:p>
      <text:p text:style-name="P27"><text:span text:style-name="T5">Исходные данные к проекту <text:s text:c="2"/></text:span><text:span text:style-name="T2">___</text:span><text:span text:style-name="T35"><text:tab/></text:span><text:span text:style-name="T10">_____________________ <text:s text:c="36"/>________</text:span><text:span text:style-name="T20"/></text:p>
      <text:p text:style-name="P21"><text:span text:style-name="T1"><text:s text:c="79"/></text:span>(базовое предприятие, характер курсового проекта (работы): <text:span text:style-name="T20"/></text:p>
      <text:p text:style-name="P23">_____________________________________________________________________________<text:span text:style-name="T20"/></text:p>
      <text:p text:style-name="P21">задание кафедры, инициативная НИР, рекомендуемая литература, материалы практики)<text:span text:style-name="T20"/></text:p>
      <text:p text:style-name="P24">________________________________________________________________________________________________________________________________________________________________________________________________________________________________________________________<text:span text:style-name="T38"> <text:s/></text:span><text:span text:style-name="T20"/></text:p>
      <text:p text:style-name="P27"><text:span text:style-name="T5">Содержание пояснительной записки</text:span><text:span text:style-name="T3"> (перечень подлежащих разработке вопросов)</text:span><text:span text:style-name="T20"/></text:p>
      <text:p text:style-name="P27">Описание предметной области<text:span text:style-name="T2"> </text:span><text:span text:style-name="T20"/></text:p>
      <text:list text:style-name="WW8Num2">
        <text:list-item>
          <text:p text:style-name="P25">Моделирование бизнес-процессов КАК ДОЛЖНО БЫТЬ<text:span text:style-name="T13"/></text:p>
        </text:list-item>
      </text:list>
      <text:p text:style-name="P27">Техническое задание на разработку ИС<text:span text:style-name="T13"/></text:p>
      <text:p text:style-name="P27">Проектное решение информационной системы<text:span text:style-name="T13"/></text:p>
      <text:p text:style-name="P27">Контрольный пример реализации проектного решения<text:span text:style-name="T13"/></text:p>
      <text:p text:style-name="P27"><text:span text:style-name="T5">Перечень графического материала </text:span><text:span text:style-name="T3">(с точным указанием обязательных чертежей)</text:span><text:span text:style-name="T13"/></text:p>
      <text:p text:style-name="P27"><text:span text:style-name="T15">Диаграмма </text:span><text:span text:style-name="T19">IDEF</text:span><text:span text:style-name="T15">0 </text:span><text:span text:style-name="T13"/></text:p>
      <text:p text:style-name="P27"><text:span text:style-name="T15">Диаграмма </text:span><text:span text:style-name="T19">IDEF</text:span><text:span text:style-name="T15">3 и/или </text:span><text:span text:style-name="T19">DFD</text:span><text:span text:style-name="T13"/></text:p>
      <text:p text:style-name="P34">Диаграмма вариантов использования <text:span text:style-name="T13"/></text:p>
      <text:p text:style-name="P34">Диаграмма классов <text:span text:style-name="T13"/></text:p>
      <text:p text:style-name="P34">Диаграмма состояний<text:span text:style-name="T13"/></text:p>
      <text:p text:style-name="P34">Диаграмма последовательности<text:span text:style-name="T13"/></text:p>
      <text:p text:style-name="P34">Диаграмма компонентов <text:span text:style-name="T13"/></text:p>
      <text:p text:style-name="P27"><text:span text:style-name="T15">Диаграмма развертывания </text:span><text:span text:style-name="T13"/></text:p>
      <text:p text:style-name="P34"/>
      <text:p text:style-name="P51">Руководитель <text:s text:c="5"/>___________________ <text:s text:c="4"/>_____________ <text:s text:c="3"/>/___________________/<text:span text:style-name="T13"/></text:p>
      <text:p text:style-name="P63"><text:span text:style-name="T47"><text:s text:c="14"/></text:span><text:span text:style-name="T48"><text:tab/> <text:s text:c="19"/>должность <text:tab/> <text:s text:c="30"/>подпись <text:s text:c="23"/></text:span><text:span text:style-name="T46"><text:s text:c="3"/></text:span><text:span text:style-name="T48">инициалы, фамилия</text:span><text:span text:style-name="T13"/></text:p>
      <text:p text:style-name="P58"/>
      <text:p text:style-name="P52"><text:span text:style-name="T1"><text:s text:c="3"/></text:span>«_____»________________20___г<text:span text:style-name="T13"/></text:p>
      <text:p text:style-name="P60"><text:s/><text:span text:style-name="T13"/></text:p>
      <text:p text:style-name="P64"><text:span text:style-name="T50">Студент <text:s/>___________________________</text:span><text:span text:style-name="T51"> </text:span><text:span text:style-name="T49"><text:s text:c="13"/></text:span><text:span text:style-name="T51">/______________________________/ <text:s text:c="2"/></text:span><text:span text:style-name="T13"/></text:p>
      <text:p text:style-name="P61"><text:span text:style-name="T1"><text:s text:c="19"/></text:span>подпись <text:s text:c="66"/>инициалы, фамилия<text:span text:style-name="T13"/></text:p>
      <text:p text:style-name="P62"><text:span text:style-name="T53"><text:tab/><text:tab/><text:tab/> <text:s text:c="13"/></text:span><text:span text:style-name="T50">«_____»_________________20___г</text:span><text:span text:style-name="T13"/></text:p>
      <text:p text:style-name="P11">МИНИСТЕРСТВО НАУКИ И ВЫСШЕГО ОБРАЗОВАНИЯ РОССИЙСКОЙ ФЕДЕРАЦИИ<text:span text:style-name="T13"/></text:p>
      <text:p text:style-name="P10">федеральное государственное бюджетное образовательное учреждение <text:line-break/>высшего образования<text:span text:style-name="T13"/></text:p>
      <text:p text:style-name="P10">«УЛЬЯНОВСКИЙ ГОСУДАРСТВЕННЫЙ ТЕХНИЧЕСКИЙ УНИВЕРСИТЕТ»<text:span text:style-name="T13"/></text:p>
      <text:p text:style-name="P46"/>
      <text:p text:style-name="P43"/>
      <text:p text:style-name="P43">ОТЗЫВ<text:line-break/>руководителя на курсовой проект<text:span text:style-name="T13"/></text:p>
      <text:p text:style-name="P43"/>
      <text:p text:style-name="P48"><text:span text:style-name="T20">студента <text:s/></text:span>______<text:span text:style-name="T37">Нгуен Хыу Ан <text:s text:c="26"/></text:span><text:span text:style-name="T31">____</text:span>________________________________<text:span text:style-name="T13"/></text:p>
      <text:p text:style-name="P48">_____________________________________________________________________________<text:span text:style-name="T13"/></text:p>
      <text:p text:style-name="P47">фамилия, имя и отчество<text:span text:style-name="T13"/></text:p>
      <text:p text:style-name="P48"><text:span text:style-name="T20">Факультет___</text:span><text:span text:style-name="T25">ИСТ</text:span><text:span text:style-name="T20">________________________группа_</text:span><text:span text:style-name="T24">Ц</text:span><text:span text:style-name="T25">ИС</text:span><text:span text:style-name="T29">Т</text:span><text:span text:style-name="T25">б</text:span><text:span text:style-name="T29">в</text:span><text:span text:style-name="T25">-</text:span><text:span text:style-name="T29">4</text:span><text:span text:style-name="T25">1</text:span><text:span text:style-name="T20">_____курс__</text:span><text:span text:style-name="T29">4</text:span><text:span text:style-name="T20">__</text:span><text:span text:style-name="T13"/></text:p>
      <text:p text:style-name="P48"><text:span text:style-name="T20">Дисциплина__</text:span><text:span text:style-name="T25">Проектирование информационных систем</text:span><text:span text:style-name="T20">_______________________</text:span><text:span text:style-name="T13"/></text:p>
      <text:p text:style-name="P48"><text:span text:style-name="T20">Тема проекта (работы) </text:span><text:span text:style-name="T34">___</text:span><text:span text:style-name="T34">__</text:span><text:span text:style-name="T32"> <text:s text:c="31"/></text:span><text:span text:style-name="T34">____</text:span><text:span text:style-name="T34">___________________________</text:span><text:span text:style-name="T13"/></text:p>
      <text:p text:style-name="P49">_____________________________________________________________________________<text:span text:style-name="T13"/></text:p>
      <text:p text:style-name="P35">Отмечаются следующие моменты: актуальность темы исследования; соответствие содержания и структуры курсовой работы ее теме; степень разработанности проблемы, наиболее интересно исследованные вопросы. Оценивается степень самостоятельности и инициативы студента; умение пользоваться различными источниками информации; уровень его теоретической подготовки; умение анализировать научные материалы, делать практические выводы; знание основных концепций, научной и специальной литературы по избранной теме. Содержится оценка проекта (работы) руководителем.<text:span text:style-name="T13"/></text:p>
      <text:p text:style-name="P56">____________________________________________________________________________________<text:span text:style-name="T13"/></text:p>
      <text:p text:style-name="P56">____________________________________________________________________________________<text:span text:style-name="T13"/></text:p>
      <text:p text:style-name="P56">____________________________________________________________________________________<text:span text:style-name="T13"/></text:p>
      <text:p text:style-name="P56">____________________________________________________________________________________<text:span text:style-name="T13"/></text:p>
      <text:p text:style-name="P56">_____________________________________________________________________________________<text:span text:style-name="T13"/></text:p>
      <text:p text:style-name="P56">____________________________________________________________________________________<text:span text:style-name="T13"/></text:p>
      <text:p text:style-name="P56">____________________________________________________________________________________<text:span text:style-name="T13"/></text:p>
      <text:p text:style-name="P56">____________________________________________________________________________________<text:span text:style-name="T13"/></text:p>
      <text:p text:style-name="P56">____________________________________________________________________________________<text:span text:style-name="T13"/></text:p>
      <text:p text:style-name="P56">_____________________________________________________________________________________<text:span text:style-name="T13"/></text:p>
      <text:p text:style-name="P56"/>
      <text:p text:style-name="P57"/>
      <text:p text:style-name="P8">Руководитель__________________________ <text:s/>_____________ <text:s/>/__________________/<text:span text:style-name="T13"/></text:p>
      <text:p text:style-name="P27"><text:span text:style-name="T30"><text:s text:c="4"/></text:span><text:span text:style-name="T20"><text:tab/></text:span><text:span text:style-name="T42"><text:tab/> <text:s text:c="3"/></text:span><text:span text:style-name="T54"><text:s/>должность, учёная степень, ученое звание <text:s text:c="18"/>подпись <text:s text:c="21"/>инициалы, фамилия</text:span><text:span text:style-name="T13"/></text:p>
      <text:p text:style-name="P59"/>
      <text:p text:style-name="P53">«_____»________________20____г.<text:span text:style-name="T13"/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Содержание</text:p>
          </text:index-title>
        </text:index-body>
      </text:table-of-content>
      <text:p text:style-name="P55"/>
      <text:h text:style-name="P2" text:outline-level="1">Введение<text:span text:style-name="T13"/></text:h>
      <text:p text:style-name="Text_20_body"/>
      <text:h text:style-name="P3" text:outline-level="1">Описание предметной области<text:span text:style-name="T13"/></text:h>
      <text:p text:style-name="P50"/>
      <text:h text:style-name="P2" text:outline-level="1">Моделирование бизнес-процессов<text:span text:style-name="T55"/></text:h>
      <text:p text:style-name="Text_20_body"/>
      <text:p text:style-name="Text_20_body"/>
      <text:h text:style-name="P2" text:outline-level="1">Требования к проекту<text:span text:style-name="T55"/></text:h>
      <text:p text:style-name="Text_20_body"/>
      <text:p text:style-name="Text_20_body"/>
      <text:h text:style-name="P2" text:outline-level="1">Оценка архитектурного решения<text:span text:style-name="T55"/></text:h>
      <text:p text:style-name="P29"><text:span text:style-name="T55"/></text:p>
      <text:p text:style-name="P29"><text:span text:style-name="T55"/></text:p>
      <text:p text:style-name="P29"><text:span text:style-name="T55"/></text:p>
      <text:h text:style-name="P2" text:outline-level="1">Проектное решение информационной системы<text:span text:style-name="T55"/></text:h>
      <text:p text:style-name="P29"><text:span text:style-name="T5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NewRoman" svg:font-family="TimesNewRoman, 'Times New Roman'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4.99mm" fo:margin-right="0mm" fo:margin-top="0mm" fo:margin-bottom="2.12mm" style:contextual-spacing="false" fo:line-height="115%" fo:text-indent="0m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30mm" fo:margin-right="1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5:28:08.527598287</meta:creation-date>
    <dc:date>2023-03-17T15:48:28.094520304</dc:date>
    <meta:editing-duration>PT20M6S</meta:editing-duration>
    <meta:editing-cycles>27</meta:editing-cycles>
    <meta:generator>LibreOffice/7.5.1.2$Linux_X86_64 LibreOffice_project/50$Build-2</meta:generator>
    <meta:document-statistic meta:table-count="0" meta:image-count="0" meta:object-count="0" meta:page-count="10" meta:paragraph-count="96" meta:word-count="374" meta:character-count="6112" meta:non-whitespace-character-count="5000"/>
  </office:meta>
</office:document-meta>
</file>